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bg" fo:country="BG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/text:p>
      <text:p text:style-name="P1"/>
      <text:p text:style-name="P2"><text:span text:style-name="T2">Декларация за оригиналност на резултатите</text:span></text:p>
      <text:p text:style-name="P1"/>
      <text:p text:style-name="P1"/>
      <text:p text:style-name="P3"><text:span text:style-name="T1"><text:tab/>Декларирам, че настоящата дисертация съдържа оригинални резултати, получени при проведени от мен научни изследвания, с подкрепата и съдействието на научния ми ръководител. Резултатите, които са получени, описани и/или публикувани от други учени, са надлежно и подробно цитирани в библиографията.</text:span></text:p>
      <text:p text:style-name="P1"/>
      <text:p text:style-name="P3"><text:span text:style-name="T1"><text:tab/>Настоящата дисертация не е прилагана за придобиване на научна степен в друго висше училище, университет или научен институт.</text:span></text:p>
      <text:p text:style-name="P1"/>
      <text:p text:style-name="P1"/>
      <text:p text:style-name="P3"><text:span text:style-name="T1"><text:tab/><text:tab/><text:tab/><text:tab/><text:tab/><text:tab/><text:tab/><text:tab/>Подпис:</text:span></text:p>
      <text:p text:style-name="P1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font-size="12pt" style:letter-kerning="true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Caption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Default_20_Paragraph_20_Font" style:display-name="Default Paragraph Font" style:family="text"/>
    <style:style style:name="WW8Num5z0" style:family="text">
      <style:text-properties style:font-name="Symbol" fo:font-family="Symbol" style:font-family-generic="roman" style:font-pitch="variable" style:font-name-complex="OpenSymbol" style:font-family-complex="OpenSymbol" style:font-family-generic-complex="system" style:font-pitch-complex="variable"/>
    </style:style>
    <style:style style:name="Шрифт_20_на_20_абзаца_20_по_20_подразбиране2" style:display-name="Шрифт на абзаца по подразбиране2" style:family="text"/>
    <style:style style:name="newdocreference" style:family="text" style:parent-style-name="Шрифт_20_на_20_абзаца_20_по_20_подразбиране2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997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Д Е К Л А Р А Ц И Я</dc:title>
    <meta:initial-creator>Valeri Georgiev</meta:initial-creator>
    <dc:creator>Todor Balabanov</dc:creator>
    <meta:editing-cycles>3</meta:editing-cycles>
    <meta:print-date>1601-01-01T00:00:00</meta:print-date>
    <meta:creation-date>2021-05-21T08:32:00</meta:creation-date>
    <dc:date>2022-02-22T18:37:02.203921165</dc:date>
    <meta:editing-duration>PT3M6S</meta:editing-duration>
    <meta:generator>LibreOffice/7.1.8.1$MacOSX_X86_64 LibreOffice_project/e1f30c802c3269a1d052614453f260e49458c82c</meta:generator>
    <meta:document-statistic meta:table-count="0" meta:image-count="0" meta:object-count="0" meta:page-count="1" meta:paragraph-count="4" meta:word-count="63" meta:character-count="477" meta:non-whitespace-character-count="408"/>
    <meta:user-defined meta:name="AppVersion">16.0000</meta:user-defined>
    <meta:user-defined meta:name="Company">ИККС-БАН</meta:user-defined>
    <meta:template xlink:type="simple" xlink:actuate="onRequest" xlink:title="Normal" xlink:href=""/>
  </office:meta>
</office:document-meta>
</file>